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4pt" fo:language="el" fo:country="GR" style:font-size-asian="14pt" style:font-size-complex="14pt"/>
    </style:style>
    <style:style style:name="P2" style:family="paragraph" style:parent-style-name="Standard">
      <style:paragraph-properties fo:text-align="start" style:justify-single-word="false"/>
      <style:text-properties style:font-name="Arial" fo:font-size="14pt" fo:language="el" fo:country="G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4pt" style:font-size-asian="14pt" style:font-size-complex="14pt"/>
    </style:style>
    <style:style style:name="P4" style:family="paragraph" style:parent-style-name="Standard">
      <style:paragraph-properties fo:text-align="start" style:justify-single-word="false"/>
      <style:text-properties style:font-name="Arial" fo:font-size="14pt" fo:language="en" fo:country="US" style:font-size-asian="14pt" style:font-size-complex="14pt"/>
    </style:style>
    <style:style style:name="P5" style:family="paragraph" style:parent-style-name="Standard">
      <style:paragraph-properties fo:text-align="center" style:justify-single-word="false"/>
      <style:text-properties style:font-name="Arial" fo:font-size="16pt" fo:language="el" fo:country="GR" style:font-size-asian="16pt" style:font-size-complex="16pt"/>
    </style:style>
    <style:style style:name="P6" style:family="paragraph" style:parent-style-name="Standard">
      <style:paragraph-properties fo:text-align="center" style:justify-single-word="false"/>
      <style:text-properties style:font-name="Times New Roman" fo:font-size="18pt" fo:language="el" fo:country="GR" style:font-size-asian="18pt" style:font-size-complex="18pt"/>
    </style:style>
    <style:style style:name="P7" style:family="paragraph" style:parent-style-name="Standard">
      <style:paragraph-properties fo:text-align="start" style:justify-single-word="false"/>
      <style:text-properties fo:font-size="14pt" fo:language="el" fo:country="GR" style:font-size-asian="14pt" style:font-size-complex="14pt"/>
    </style:style>
    <style:style style:name="P8" style:family="paragraph" style:parent-style-name="Standard">
      <style:paragraph-properties fo:text-align="center" style:justify-single-word="false" fo:break-before="page"/>
      <style:text-properties style:font-name="Arial" fo:font-size="16pt" fo:language="el" fo:country="GR" style:font-size-asian="16pt" style:font-size-complex="16pt"/>
    </style:style>
    <style:style style:name="P9" style:family="paragraph" style:parent-style-name="Standard" style:list-style-name="L1">
      <style:paragraph-properties fo:text-align="start" style:justify-single-word="false"/>
      <style:text-properties style:font-name="Arial" fo:font-size="14pt" fo:language="el" fo:country="GR" style:font-size-asian="14pt" style:font-size-complex="14pt"/>
    </style:style>
    <style:style style:name="P10" style:family="paragraph" style:parent-style-name="Standard" style:list-style-name="L1">
      <style:paragraph-properties fo:text-align="start" style:justify-single-word="false"/>
      <style:text-properties style:font-name="Arial" fo:font-size="14pt" style:font-size-asian="14pt" style:font-size-complex="14pt"/>
    </style:style>
    <style:style style:name="T1" style:family="text">
      <style:text-properties fo:language="en" fo:country="US"/>
    </style:style>
    <style:style style:name="T2" style:family="text">
      <style:text-properties fo:language="el" fo:country="GR"/>
    </style:style>
    <style:style style:name="T3" style:family="text">
      <style:text-properties fo:language="el" fo:country="GR" fo:font-weight="bold" style:font-weight-asian="bold" style:font-weight-complex="bold"/>
    </style:style>
    <style:style style:name="T4" style:family="text">
      <style:text-properties style:font-name="Arial"/>
    </style:style>
    <style:style style:name="T5" style:family="text">
      <style:text-properties style:font-name="Arial"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Ομάδα 2971</text:p>
      <text:p text:style-name="P6">Ζαππίδης Στυλιανός 2971</text:p>
      <text:p text:style-name="P6">Παράσχης Ζήσιμος ΧΧΧΧ</text:p>
      <text:p text:style-name="P1"/>
      <text:p text:style-name="P1">Η γλώσσα <text:span text:style-name="T1">minimal </text:span>υποστηρίζει</text:p>
      <text:p text:style-name="P1">-<text:span text:style-name="T1">M</text:span>ικρά και κεφαλαία γράμματα της λατινικής αλφαβήτου (<text:span text:style-name="T1">A,...Z, </text:span>κ' <text:span text:style-name="T1">a,...,z</text:span>)</text:p>
      <text:p text:style-name="P1">-Αριθμητικά ψηφιά</text:p>
      <text:p text:style-name="P1">-Σύμβολα πράξεων (+,-,*,/)</text:p>
      <text:p text:style-name="P3"><text:span text:style-name="T2">-Τελεστές συσχέτισης </text:span>«&lt;», «&gt;»,«=»,«&lt;=»,«&gt;=», «&lt;&gt;»,</text:p>
      <text:p text:style-name="P4">-To <text:span text:style-name="T2">ειδικό Σύμβολο Ανάθεσης «:</text:span>=»</text:p>
      <text:p text:style-name="P3"><text:span text:style-name="T1">-</text:span><text:span text:style-name="T2">Τα σύμβολα ομαδοποίησης </text:span><text:span text:style-name="T2">(«(»,«)»,«[»,«]»,«{»,«}») και </text:span></text:p>
      <text:p text:style-name="P3"><text:span text:style-name="T2">-</text:span><text:span text:style-name="T2">Τα σύμβολα διαχωρισμού σχολίων («/*»,«*/»,«//»).</text:span></text:p>
      <text:p text:style-name="P1"/>
      <text:p text:style-name="P1">Σημείωση 1η: Τα σύμβολα [ ] χρησιμοποιούνται στις λογικές παραστάσεις ενώ τα σύμβολα ( ) στις αριθμητικές παραστάσεις</text:p>
      <text:p text:style-name="P1"/>
      <text:p text:style-name="P1">Έχουμε μερικές δεσμευμένες λέξεις οι οποίες δεν μπορούν να χρησιμοποιηθούν ως μεταβλητές. Αυτές είναι οι εξής:</text:p>
      <text:p text:style-name="P3"><text:span text:style-name="T2"><text:tab/></text:span><text:span text:style-name="T3">program, declare, </text:span></text:p>
      <text:p text:style-name="P2"><text:tab/>if, else, </text:p>
      <text:p text:style-name="P2"><text:tab/>while, doublewhile, loop, exit </text:p>
      <text:p text:style-name="P2"><text:tab/>forcase, incase, when, default </text:p>
      <text:p text:style-name="P2"><text:tab/>not, and, or </text:p>
      <text:p text:style-name="P2"><text:tab/>function, procedure, call, return, in, inout, input, print</text:p>
      <text:p text:style-name="P1"/>
      <text:p text:style-name="P1">Ας ξεκινήσουμε τώρα μερικούς λεκτικούς κανόνες</text:p>
      <text:list xml:id="list6992694879180279086" text:style-name="L1">
        <text:list-item>
          <text:p text:style-name="P9">Οι σταθερές της γλώσσας είναι της μορφής (+/-) -&gt; ακολουθία αριθμών</text:p>
        </text:list-item>
        <text:list-item>
          <text:p text:style-name="P9">Οι συμβολοσειρές της γλώσσας αποτελούνται από γράμματα και ψηφία αλλά ξεκινάει μόνο από γράμμα</text:p>
        </text:list-item>
        <text:list-item>
          <text:p text:style-name="P10"><text:span text:style-name="T2">Ο μεταγλωττισής λαμβάνει υπόψη μόνο τα τριάντα πρώτα γράμματα =&gt; </text:span><text:span text:style-name="T1">buffer[30]</text:span></text:p>
        </text:list-item>
        <text:list-item>
          <text:p text:style-name="P9">Οι λευκοί χαρακτήρες (<text:span text:style-name="T1">tab, space, return) </text:span>αγνοούνται πέρα από τον διαχωρισμό λέξεων</text:p>
        </text:list-item>
        <text:list-item>
          <text:p text:style-name="P9">Τα σχόλια βρίσκονται είτε μέσα σε <text:span text:style-name="T1">blocks /* … */ </text:span>ή μετά το σύμβολο // ως το τέλος της γραμμής</text:p>
        </text:list-item>
      </text:list>
      <text:p text:style-name="P1"/>
      <text:p text:style-name="P5">Τέλος Επισκόπισης (Δοσμένων Πληροφοριών)</text:p>
      <text:p text:style-name="P5"/>
      <text:p text:style-name="P5"/>
      <text:p text:style-name="P8">Έναρξη Προγραμματιστικών Λεπτομεριών</text:p>
      <text:p text:style-name="P1"/>
      <text:p text:style-name="P7"><text:span text:style-name="T4">1.Θα χρειαστούμε ένα ρεύμα εισόδου που θα διαβάζει αρχεία τύπου .</text:span><text:span text:style-name="T5">min</text:span></text:p>
      <text:p text:style-name="P7"><text:span text:style-name="T5">2.</text:span><text:span text:style-name="T4">Χρήσιμος θα είναι ένας δείκτης σε στήλη και γραμμή για τα λεκτικά λάθη (αν υπάρχουν)</text:span></text:p>
      <text:p text:style-name="P1">3.</text:p>
      <text:p text:style-name="P1"/>
      <text:p text:style-name="P7"><text:span text:style-name="T4">Στο πρόγραμμα μας ορίζουμε την μεταβλητή </text:span><text:span text:style-name="T5">source_code </text:span><text:span text:style-name="T4">μέσα στην οποία είναι αποθηκευμένο όλο το πηγαίο πρόγραμμα ως μια συμβολοσειρά. Αυτό όμως δημιουργεί την ανάγκη για την χρήση δεικτών που να δείχουν σε ποιο σημείο σταματήσαμε, όταν καλούμε τις διάφορες συναρτήσεις.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1M27S</meta:editing-duration>
    <meta:editing-cycles>10</meta:editing-cycles>
    <meta:generator>OpenOffice/4.1.6$Win32 OpenOffice.org_project/416m1$Build-9790</meta:generator>
    <dc:date>2020-02-17T00:23:34.65</dc:date>
    <dc:creator>Στυλιανός Ζαππίδης</dc:creator>
    <meta:document-statistic meta:table-count="0" meta:image-count="0" meta:object-count="0" meta:page-count="2" meta:paragraph-count="31" meta:word-count="257" meta:character-count="1747"/>
    <meta:user-defined meta:name="Info 1"/>
    <meta:user-defined meta:name="Info 2"/>
    <meta:user-defined meta:name="Info 3"/>
    <meta:user-defined meta:name="Info 4"/>
  </office:meta>
</office:document-meta>
</file>